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in Modern Math" svg:font-family="'Latin Modern Mat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atin Modern Math"/>
    </style:style>
    <style:style style:name="T1" style:family="text">
      <style:text-properties officeooo:rsid="000f9d3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9d3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udad de México, 31 de julio, 2023</text:p>
      <text:p text:style-name="P1"/>
      <text:p text:style-name="P1">Ing. Rodolfo Samayoa</text:p>
      <text:p text:style-name="P1">Jefatura Departamento de Física</text:p>
      <text:p text:style-name="P1">Escuela de Ciencias Físicas y Matemáticas</text:p>
      <text:p text:style-name="P1">Universidad de San Carlos de Guatemala</text:p>
      <text:p text:style-name="P1"/>
      <text:p text:style-name="P1">Reciba un cordial saludo de mi parte. Por este medio le informo que <text:span text:style-name="T3">SAÚL ESTUARDO NÁJERA ALLARA</text:span>, <text:span text:style-name="T1">con el número de </text:span><text:span text:style-name="T3">CUI 3560 68315 0101</text:span>, estudiante regular de la Escuela de Ciencias Físicas y Matemáticas de la carrera de Licenciatura en Física Aplicada, iniciará a partir de hoy <text:span text:style-name="T1">su proyecto de Prácticas Finales conmigo y el Ing. Rodolfo Samayoa</text:span>.</text:p>
      <text:p text:style-name="P1"/>
      <text:p text:style-name="P1">El horario está especificado en la boleta de inscripción de Prácticas Finales. <text:span text:style-name="T1">El</text:span> estudiante trabajará en el proyecto “<text:span text:style-name="T3">Caos cuántico en el modelo de Bose-Hubbard</text:span>”, <text:span text:style-name="T1">el</text:span> cual realizará desde su domicilio. Se reunirá conmigo cuando sea necesario de manera virtual a través de la plataforma Google Meet, y acudirá al laboratorio 2 del edificio T-1, Ciudad Universitaria, zona 12, ciudad de Guatemala, cuando su persona lo requiera.</text:p>
      <text:p text:style-name="P1"/>
      <text:p text:style-name="P1">Le informo que este trabajo se realizará en co-tutoría entre su persona y el que suscribe,</text:p>
      <text:p text:style-name="P1"/>
      <text:p text:style-name="P1">Lic. José Alfredo de León Garrid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in Modern Math" svg:font-family="'Latin Modern Mat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5T10:28:20.039220741</meta:creation-date>
    <dc:date>2025-09-25T10:33:31.422065689</dc:date>
    <meta:editing-duration>PT5M12S</meta:editing-duration>
    <meta:editing-cycles>1</meta:editing-cycles>
    <meta:document-statistic meta:table-count="0" meta:image-count="0" meta:object-count="0" meta:page-count="1" meta:paragraph-count="9" meta:word-count="174" meta:character-count="1059" meta:non-whitespace-character-count="894"/>
    <meta:generator>LibreOffice/24.2.7.2$Linux_X86_64 LibreOffice_project/420$Build-2</meta:generator>
  </office:meta>
</office:document-meta>
</file>